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65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4.15cm"/>
    </style:style>
    <style:style style:name="co8" style:family="table-column">
      <style:table-column-properties fo:break-before="auto" style:column-width="2.193cm"/>
    </style:style>
    <style:style style:name="co9" style:family="table-column">
      <style:table-column-properties fo:break-before="auto" style:column-width="2.074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762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828cm"/>
    </style:style>
    <style:style style:name="co18" style:family="table-column">
      <style:table-column-properties fo:break-before="auto" style:column-width="2.31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7.389cm"/>
    </style:style>
    <style:style style:name="co23" style:family="table-column">
      <style:table-column-properties fo:break-before="auto" style:column-width="4.911cm"/>
    </style:style>
    <style:style style:name="co24" style:family="table-column">
      <style:table-column-properties fo:break-before="auto" style:column-width="3.711cm"/>
    </style:style>
    <style:style style:name="co25" style:family="table-column">
      <style:table-column-properties fo:break-before="auto" style:column-width="6.735cm"/>
    </style:style>
    <style:style style:name="co26" style:family="table-column">
      <style:table-column-properties fo:break-before="auto" style:column-width="11.88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Objecten.B2">
          <table:error-message table:message-type="stop" table:display="true"/>
        </table:content-validation>
        <table:content-validation table:name="val2" table:condition="of:cell-content-is-in-list(&quot;exposeren&quot;;&quot;depot&quot;;&quot;parts&quot;;&quot;afstoten&quot;;&quot;scrap&quot;)" table:allow-empty-cell="true" table:display-list="unsorted" table:base-cell-address="Objecten.D3">
          <table:error-message table:message-type="stop" table:display="true"/>
        </table:content-validation>
      </table:content-validations>
      <table:table table:name="Object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8" table:number-columns-repeated="996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Interessant (0-5)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office:value-type="string" calcext:value-type="string">
            <text:p>Embedded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 office:value-type="string" calcext:value-type="string">
            <text:p>parts</text:p>
          </table:table-cell>
          <table:table-cell table:number-columns-repeated="2"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 office:value-type="string" calcext:value-type="string">
            <text:p>afstot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lcomp 103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Acorn BBC 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Electr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P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pp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96" calcext:value-type="float">
            <text:p>42001196</text:p>
          </table:table-cell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30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Commodore C128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ITT 20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Synertek SYM-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Multitech MPF-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CL OPD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itor ///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Lisa 2/1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Apple Powerbook 1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260S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iga 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Amiga 200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erver 700-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8" calcext:value-type="float">
            <text:p>4200113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Station TurboColor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ple Powerbook G3</text:p>
          </table:table-cell>
          <table:table-cell table:content-validation-name="val1"/>
          <table:table-cell/>
          <table:table-cell office:value-type="float" office:value="42001133" calcext:value-type="float">
            <text:p>4200113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3</text:p>
          </table:table-cell>
          <table:table-cell office:value-type="string" calcext:value-type="string">
            <text:p>Apple Powerbook G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Powerbook G4</text:p>
          </table:table-cell>
          <table:table-cell table:content-validation-name="val1"/>
          <table:table-cell/>
          <table:table-cell office:value-type="float" office:value="42001132" calcext:value-type="float">
            <text:p>42001132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Powerbook G4</text:p>
          </table:table-cell>
          <table:table-cell office:value-type="string" calcext:value-type="string">
            <text:p>Apple Powerbook G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NeXT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tudio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XT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pricot F1 monito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2" office:value-type="string" calcext:value-type="string">
            <text:p>F1 monito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CS W8 80/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Philips P9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</text:p>
          </table:table-cell>
          <table:table-cell table:content-validation-name="val1"/>
          <table:table-cell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 office:value-type="string" calcext:value-type="string">
            <text:p>Atari 520ST</text:p>
          </table:table-cell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Asi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Portable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520ST+</text:p>
          </table:table-cell>
          <table:table-cell table:content-validation-name="val1"/>
          <table:table-cell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 office:value-type="string" calcext:value-type="string">
            <text:p>Atari 520ST+</text:p>
          </table:table-cell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 office:value-type="string" calcext:value-type="string">
            <text:p>exposer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paq SLT286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Keyboard</text:p>
          </table:table-cell>
          <table:table-cell table:content-validation-name="val1"/>
          <table:table-cell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Keyboard</text:p>
          </table:table-cell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1 NT</text:p>
          </table:table-cell>
          <table:table-cell table:content-validation-name="val1"/>
          <table:table-cell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table:number-columns-repeated="2" office:value-type="string" calcext:value-type="string">
            <text:p>Mega 1 NT</text:p>
          </table:table-cell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livetti PCS 2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</text:p>
          </table:table-cell>
          <table:table-cell table:content-validation-name="val1"/>
          <table:table-cell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rget Gempow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Tandy TRS-80 Model 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 ST2 UK</text:p>
          </table:table-cell>
          <table:table-cell table:content-validation-name="val1"/>
          <table:table-cell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mstrad PPC6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Megafile 60 NT</text:p>
          </table:table-cell>
          <table:table-cell table:content-validation-name="val1"/>
          <table:table-cell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mstrad PPC6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Apricot F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Power brick</text:p>
          </table:table-cell>
          <table:table-cell table:content-validation-name="val1"/>
          <table:table-cell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Compaq Portable 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beel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azig, rare geluide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scherp, wobbelt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4</text:p>
          </table:table-cell>
          <table:table-cell table:content-validation-name="val1"/>
          <table:table-cell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C X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 table:number-columns-repeated="2"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1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vocent D51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M2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-7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ondwell Model 1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Toshiba T1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urroughs C 3262</text:p>
          </table:table-cell>
          <table:table-cell table:content-validation-name="val1"/>
          <table:table-cell office:value-type="float" office:value="0" calcext:value-type="float">
            <text:p>0</text:p>
          </table:table-cell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aser XT/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tari Portfoli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corn Archimedes 4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 table:number-columns-repeated="2"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NSLU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Psion Series 7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entronics 730-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Psion Series 7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Alphaserver DS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 3000 model 300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hinon CDS-4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station 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Digital DEC3000 4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Digital Multia Alph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HP 85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Programma 1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nita mk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Tektronix 400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 table:number-columns-repeated="2"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Friden Computyper typ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Friden Computyper SW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D51S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02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IBM Selectri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14 KT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31" calcext:value-type="float">
            <text:p>42001131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 office:value-type="string" calcext:value-type="string">
            <text:p>1852ME4F0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type ASR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Digital DECmate II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100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 table:number-columns-repeated="2"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Gejaak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3"/>
          <table:table-cell office:value-type="string" calcext:value-type="string">
            <text:p>Bestand:Hardware Digital Personal DECstation 5000/3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Challenge 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Challenge 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70-19044-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igo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GI Indy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3"/>
          <table:table-cell office:value-type="string" calcext:value-type="string">
            <text:p>Bestand:Hardware SGI Iris Indigo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Iris Indigo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GI O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RS-80 MC-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Sharp MZ-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Lexitron videotype 9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HP Apollo 7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 M712/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Digital PDP-8f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Ma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Macintosh Performa 53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Apple iMac Graph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RS6000 E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500B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 F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CXBV-S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RS6000-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otorola Powersta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Apple Newton Messagepad 1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10"/>
          <table:table-cell office:value-type="string" calcext:value-type="string">
            <text:p>Bestand:Hardware RDI BriteLi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Sun Ultra 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Fujitsu fi62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4000-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RXO2</text:p>
          </table:table-cell>
          <table:table-cell table:content-validation-name="val1"/>
          <table:table-cell/>
          <table:table-cell office:value-type="float" office:value="42001199" calcext:value-type="float">
            <text:p>4200119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XO2</text:p>
          </table:table-cell>
          <table:table-cell office:value-type="string" calcext:value-type="string">
            <text:p>Digital RXO2</text:p>
          </table:table-cell>
          <table:table-cell office:value-type="string" calcext:value-type="string">
            <text:p>WF67336</text:p>
          </table:table-cell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SEACT-A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InfoServer 1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igital MicroVAX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Digital MicroVAX 31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MicroVAX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 11/7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AXstation 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LT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DepotP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S/2 P7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3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PC45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oshiba Satellite 100CS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Wang PC-s1-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Amstrad/Schneider CPC-46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Epson PX-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systeem 6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Holborn 91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Kaypro 4/8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Osborne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46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ynatech DPD-8-8 Dynapad Dynapac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chneider CPC-6128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GT-15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inclair Spectrum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oshiba HX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?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dler Tipp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S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riden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pple 400k Driv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ujitsu fi6231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1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Digital DEREP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2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2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Bestand:Hardware SGI Indy (2)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Fujitsu fi6233</text:p>
          </table:table-cell>
          <table:table-cell table:content-validation-name="val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3</text:p>
          </table:table-cell>
          <table:table-cell office:value-type="string" calcext:value-type="string">
            <text:p>Fujitsu fi6230 scanner</text:p>
          </table:table-cell>
          <table:table-cell table:style-name="ce2"/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5"/>
          <table:table-cell table:style-name="Default" table:number-columns-repeated="2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39" calcext:value-type="float">
            <text:p>42001139</text:p>
          </table:table-cell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P Industrial Electronics Ltd. XR16 Production Programm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Digital BA23-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Atari SH2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tari SM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P 45849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700/9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7550 PLUS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Barco GD33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83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Keyboard missing</text:p>
          </table:table-cell>
          <table:table-cell table:number-columns-repeated="13"/>
          <table:table-cell office:value-type="string" calcext:value-type="string">
            <text:p>Bestand:Hardware Calcomp 22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85B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asio FX-702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1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CRDS HD11-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97" calcext:value-type="float">
            <text:p>42001197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153A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modore CBM 829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20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Commodore CBM 8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Gejaakt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mterm Polyte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C5686B/Q1553A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OCE CPT 86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atalux Microtype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DERE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xw66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P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Unibus Qbus VME etc. cards (sortable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3"/>
          <table:table-cell office:value-type="string" calcext:value-type="string">
            <text:p>Bestand:Hardware Digital Correspondent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15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Correspondent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36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DECwriter III (LA120)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658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4"/>
          <table:table-cell office:value-type="string" calcext:value-type="string">
            <text:p>Bestand:Hardware Digital LA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UXserver 9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Rainbo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Digital RL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BM 8530-02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8573-06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TU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9331 011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DM12N502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7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BM 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T33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national Computers Limited (ICL) N/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open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 table:number-columns-repeated="2"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10"/>
          <table:table-cell office:value-type="string" calcext:value-type="string">
            <text:p>Bestand:Hardware Digital VXT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Digital VXT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xidy Sorcerer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G E2441TX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Fujitsu Swallow (5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 table:number-columns-repeated="2"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GNT 460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2e / PM2E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vingston Enterprises Inc. PortMaster 2e / PM2Ei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ISDN Office Router (OR-ST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H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ivingston Enterprises Inc. PortMaster Sychronous Office Router (OR-LS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4 Data 9914D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HP 150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cintosh M0001AP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dge SmartRAM Plus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cropolis Microdisk LT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82913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85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onroe 8N-213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HP 9122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91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0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5L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9000-21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HP Surestore DLT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12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SureStore Optical 401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 N4000A / 140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XT N4005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Husky Titan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IBM 319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51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Personal Computer Color Display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IBM system/36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livetti PT-XT-20</text:p>
          </table:table-cell>
          <table:table-cell table:content-validation-name="val1"/>
          <table:table-cell/>
          <table:table-cell office:value-type="float" office:value="42001135" calcext:value-type="float">
            <text:p>42001135</text:p>
          </table:table-cell>
          <table:table-cell office:value-type="string" calcext:value-type="string">
            <text:p>Olivetti</text:p>
          </table:table-cell>
          <table:table-cell office:value-type="string" calcext:value-type="string">
            <text:p>PT-XT-20</text:p>
          </table:table-cell>
          <table:table-cell/>
          <table:table-cell office:value-type="float" office:value="74074" calcext:value-type="float">
            <text:p>740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Lear Siegler ADM 3A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Kennedy 9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 table:number-columns-repeated="2"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Lear Siegler ADM 3A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Lear Siegler ADM 1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80:E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2"/>
          <table:table-cell office:value-type="string" calcext:value-type="string">
            <text:p>00:C0:05:01:6A:8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hilips TV TUNER 7300</text:p>
          </table:table-cell>
          <table:table-cell table:content-validation-name="val1"/>
          <table:table-cell/>
          <table:table-cell office:value-type="float" office:value="42001145" calcext:value-type="float">
            <text:p>42001145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AV7300/00G</text:p>
          </table:table-cell>
          <table:table-cell office:value-type="string" calcext:value-type="string">
            <text:p>Philips TV TUNER 7300</text:p>
          </table:table-cell>
          <table:table-cell office:value-type="string" calcext:value-type="string">
            <text:p>TY-028150222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v Tun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land DXY-88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NEC Multisync 5FG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ail Computer 2003 07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CE CPT 85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marck TOP 1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3"/>
          <table:table-cell office:value-type="string" calcext:value-type="string">
            <text:p>Bestand:Hardware Olivetti A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vetti M11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Quaderno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Osborne Model 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50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 B006</text:p>
          </table:table-cell>
          <table:table-cell table:content-validation-name="val1"/>
          <table:table-cell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CDD522/1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CMNB003B</text:p>
          </table:table-cell>
          <table:table-cell table:content-validation-name="val1"/>
          <table:table-cell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DMP200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Sharp CE-12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iemens T37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lipstream Professional X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 table:number-columns-repeated="2"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ony SDX-D700C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386i/25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un JavaStation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9"/>
          <table:table-cell office:value-type="string" calcext:value-type="string">
            <text:p>Bestand:Hardware Sun JavaStation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unblade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harp OA-75</text:p>
          </table:table-cell>
          <table:table-cell table:content-validation-name="val1"/>
          <table:table-cell/>
          <table:table-cell office:value-type="float" office:value="42001130" calcext:value-type="float">
            <text:p>42001130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OA-75</text:p>
          </table:table-cell>
          <table:table-cell office:value-type="string" calcext:value-type="string">
            <text:p>Sharp OA-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1"/>
          <table:table-cell office:value-type="string" calcext:value-type="string">
            <text:p>Bestand:Hardware Tandberg TDC30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 table:number-columns-repeated="2"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berg TDC3820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emens Newton</text:p>
          </table:table-cell>
          <table:table-cell table:content-validation-name="val1"/>
          <table:table-cell/>
          <table:table-cell office:value-type="float" office:value="42001200" calcext:value-type="float">
            <text:p>42001200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iemens Newt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h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andy TRS-80 Model I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Tandy TRS-80 Model 102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 table:number-columns-repeated="2"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s weg?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andy TRS-80 Model 102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027A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ktronix 4951 Joystick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Teletype ASR43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exas Instruments SilentWriter 765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Is al weg?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xas Instruments SR-51-II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9"/>
          <table:table-cell office:value-type="string" calcext:value-type="string">
            <text:p>Bestand:Hardware Wang 2200-S1 picture.JPG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cryp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 table:number-columns-repeated="2"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Is weg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ak 8510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8512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rak 3532-1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 table:number-columns-repeated="2"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Is weg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ectrex 3000-GI EURO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5" calcext:value-type="float">
            <text:p>5</text:p>
          </table:table-cell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/></text:p>
          </table:table-cell>
          <table:table-cell table:content-validation-name="val1"/>
          <table:table-cell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cybox</text:p>
          </table:table-cell>
          <table:table-cell table:content-validation-name="val1"/>
          <table:table-cell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/>
          <table:table-cell office:value-type="string" calcext:value-type="string">
            <text:p>Depot</text:p>
          </table:table-cell>
          <table:table-cell table:number-columns-repeated="2"/>
          <table:table-cell office:value-type="string" calcext:value-type="string">
            <text:p>Museum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36" calcext:value-type="float">
            <text:p>42001136</text:p>
          </table:table-cell>
          <table:table-cell office:value-type="string" calcext:value-type="string">
            <text:p>NEC</text:p>
          </table:table-cell>
          <table:table-cell/>
          <table:table-cell office:value-type="string" calcext:value-type="string">
            <text:p>MultiSpin 3Xp plus</text:p>
          </table:table-cell>
          <table:table-cell/>
          <table:table-cell office:value-type="string" calcext:value-type="string">
            <text:p>Dep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IN M 5</text:p>
          </table:table-cell>
          <table:table-cell table:content-validation-name="val1"/>
          <table:table-cell/>
          <table:table-cell office:value-type="float" office:value="42001134" calcext:value-type="float">
            <text:p>42001134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M 5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ust Media Center</text:p>
          </table:table-cell>
          <table:table-cell table:content-validation-name="val1"/>
          <table:table-cell/>
          <table:table-cell office:value-type="float" office:value="42001129" calcext:value-type="float">
            <text:p>42001129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Media Center</text:p>
          </table:table-cell>
          <table:table-cell office:value-type="string" calcext:value-type="string">
            <text:p>Trust Media Cen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75" calcext:value-type="float">
            <text:p>42001175</text:p>
          </table:table-cell>
          <table:table-cell table:number-columns-repeated="5"/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80" calcext:value-type="float">
            <text:p>42001180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3" calcext:value-type="float">
            <text:p>42001143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/>
          <table:table-cell office:value-type="float" office:value="42001146" calcext:value-type="float">
            <text:p>42001146</text:p>
          </table:table-cell>
          <table:table-cell table:number-columns-repeated="5"/>
          <table:table-cell office:value-type="string" calcext:value-type="string">
            <text:p>Video play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non Canola 1200</text:p>
          </table:table-cell>
          <table:table-cell table:content-validation-name="val1"/>
          <table:table-cell/>
          <table:table-cell office:value-type="float" office:value="42001144" calcext:value-type="float">
            <text:p>42001144</text:p>
          </table:table-cell>
          <table:table-cell office:value-type="string" calcext:value-type="string">
            <text:p>Canon</text:p>
          </table:table-cell>
          <table:table-cell office:value-type="string" calcext:value-type="string">
            <text:p>Canola 120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bit Z-STAR 433VLP</text:p>
          </table:table-cell>
          <table:table-cell table:content-validation-name="val1"/>
          <table:table-cell/>
          <table:table-cell office:value-type="float" office:value="42001181" calcext:value-type="float">
            <text:p>42001181</text:p>
          </table:table-cell>
          <table:table-cell office:value-type="string" calcext:value-type="string">
            <text:p>Zenith Data Systems</text:p>
          </table:table-cell>
          <table:table-cell office:value-type="string" calcext:value-type="string">
            <text:p>Z-STAR 433VLP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aytek VigorSwitch P2260</text:p>
          </table:table-cell>
          <table:table-cell table:content-validation-name="val1"/>
          <table:table-cell/>
          <table:table-cell office:value-type="float" office:value="42001195" calcext:value-type="float">
            <text:p>42001195</text:p>
          </table:table-cell>
          <table:table-cell office:value-type="string" calcext:value-type="string">
            <text:p>Draytek</text:p>
          </table:table-cell>
          <table:table-cell office:value-type="string" calcext:value-type="string">
            <text:p>VigorSwitch P226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Swi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sborne Keyboard</text:p>
          </table:table-cell>
          <table:table-cell table:content-validation-name="val1"/>
          <table:table-cell/>
          <table:table-cell office:value-type="float" office:value="42001174" calcext:value-type="float">
            <text:p>42001174</text:p>
          </table:table-cell>
          <table:table-cell office:value-type="string" calcext:value-type="string">
            <text:p>Osborne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3"/>
        </table:table-row>
        <table:table-row table:style-name="ro1" table:number-rows-repeated="925">
          <table:table-cell/>
          <table:table-cell table:content-validation-name="val1"/>
          <table:table-cell table:number-columns-repeated="1021"/>
        </table:table-row>
        <table:table-row table:style-name="ro1" table:number-rows-repeated="10472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mlas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Contents</text:p>
          </table:table-cell>
        </table:table-row>
        <table:table-row table:style-name="ro1">
          <table:table-cell office:value-type="float" office:value="42001198" calcext:value-type="float">
            <text:p>42001198</text:p>
          </table:table-cell>
          <table:table-cell office:value-type="string" calcext:value-type="string">
            <text:p>Software, diversen</text:p>
          </table:table-cell>
        </table:table-row>
        <table:table-row table:style-name="ro1">
          <table:table-cell office:value-type="float" office:value="42001162" calcext:value-type="float">
            <text:p>42001162</text:p>
          </table:table-cell>
          <table:table-cell office:value-type="string" calcext:value-type="string">
            <text:p>Scanstraat</text:p>
          </table:table-cell>
        </table:table-row>
        <table:table-row table:style-name="ro1">
          <table:table-cell office:value-type="float" office:value="42001163" calcext:value-type="float">
            <text:p>42001163</text:p>
          </table:table-cell>
          <table:table-cell office:value-type="string" calcext:value-type="string">
            <text:p>Losse PCB’s (Apple?)</text:p>
          </table:table-cell>
        </table:table-row>
        <table:table-row table:style-name="ro1">
          <table:table-cell office:value-type="float" office:value="42001164" calcext:value-type="float">
            <text:p>42001164</text:p>
          </table:table-cell>
          <table:table-cell office:value-type="string" calcext:value-type="string">
            <text:p>Diversen (waaronder invidueel gelabelde objecten)</text:p>
          </table:table-cell>
        </table:table-row>
        <table:table-row table:style-name="ro1">
          <table:table-cell office:value-type="float" office:value="42001165" calcext:value-type="float">
            <text:p>42001165</text:p>
          </table:table-cell>
          <table:table-cell office:value-type="string" calcext:value-type="string">
            <text:p>Diversen (CP/M manual, apple speakers, WRT54G, etc…)</text:p>
          </table:table-cell>
        </table:table-row>
        <table:table-row table:style-name="ro1">
          <table:table-cell office:value-type="float" office:value="42001166" calcext:value-type="float">
            <text:p>42001166</text:p>
          </table:table-cell>
          <table:table-cell office:value-type="string" calcext:value-type="string">
            <text:p>Diversen (Osborne floppies, floppies, keyboards, …)</text:p>
          </table:table-cell>
        </table:table-row>
        <table:table-row table:style-name="ro1">
          <table:table-cell office:value-type="float" office:value="42001167" calcext:value-type="float">
            <text:p>42001167</text:p>
          </table:table-cell>
          <table:table-cell office:value-type="string" calcext:value-type="string">
            <text:p>Diversen (moederboard, digital pdp11 docs, …)</text:p>
          </table:table-cell>
        </table:table-row>
        <table:table-row table:style-name="ro1">
          <table:table-cell office:value-type="float" office:value="42001184" calcext:value-type="float">
            <text:p>42001184</text:p>
          </table:table-cell>
          <table:table-cell office:value-type="string" calcext:value-type="string">
            <text:p>Papertapes</text:p>
          </table:table-cell>
        </table:table-row>
        <table:table-row table:style-name="ro1">
          <table:table-cell office:value-type="float" office:value="42001185" calcext:value-type="float">
            <text:p>42001185</text:p>
          </table:table-cell>
          <table:table-cell office:value-type="string" calcext:value-type="string">
            <text:p>Papertapes</text:p>
          </table:table-cell>
        </table:table-row>
      </table:table>
      <table:table table:name="Max_fotos" table:style-name="ta1">
        <office:forms form:automatic-focus="false" form:apply-design-mode="false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office:value-type="float" office:value="42001499" calcext:value-type="float">
            <text:p>420014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loud.metro.cx/s/pXCA6W6WFpLwwBS</text:p>
          </table:table-cell>
          <table:table-cell/>
        </table:table-row>
      </table:table>
      <table:named-expressions/>
      <table:database-ranges>
        <table:database-range table:name="__Anonymous_Sheet_DB__0" table:target-range-address="Objecten.A1:Objecten.Q43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-00-0000</text:date>, <text:time style:data-style-name="N2" text:time-value="20:19:37.624912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11T21:36:41.421482769</dc:date>
    <meta:editing-duration>PT5H44S</meta:editing-duration>
    <meta:editing-cycles>52</meta:editing-cycles>
    <dc:creator>Koen Martens</dc:creator>
    <meta:document-statistic meta:table-count="3" meta:cell-count="5288" meta:object-count="0"/>
  </office:meta>
</office:document-meta>
</file>